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微软雅黑" svg:font-family="微软雅黑"/>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14pt" fo:font-weight="bold" style:font-name-asian="Abyssinica SIL"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byssinica SIL" fo:font-size="14pt" fo:font-weight="bold" style:font-name-asian="Abyssinica SIL"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T1" style:family="text">
      <style:text-properties style:font-name="Abyssinica SIL" fo:font-size="12pt" style:font-name-asian="Abyssinica SIL" style:font-size-asian="12pt" style:font-size-complex="12pt"/>
    </style:style>
    <style:style style:name="T2" style:family="text">
      <style:text-properties style:font-name="Abyssinica SIL" fo:font-size="13.6999998092651pt" fo:font-weight="bold" style:font-name-asian="Abyssinica SIL" style:font-size-asian="12pt" style:font-weight-asian="bold" style:font-size-complex="13.6999998092651pt" style:font-weight-complex="bold"/>
    </style:style>
    <style:style style:name="T3" style:family="text">
      <style:text-properties style:font-name="Abyssinica SIL" fo:font-size="13.6999998092651pt" fo:font-weight="normal" style:font-name-asian="Abyssinica SIL" style:font-size-asian="12pt" style:font-weight-asian="normal" style:font-size-complex="13.699999809265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D HD 6450显卡驱动可行性调研</text:p>
      <text:p text:style-name="P1"/>
      <text:p text:style-name="P3"><text:span text:style-name="T2"><text:s text:c="6"/></text:span><text:span text:style-name="T3">AMD HD 6450显卡发布于11年，至今已有五年时间，作为AMD的入门级独显，当时是市场上比较受欢迎的一款显卡，</text:span><text:span text:style-name="T1">AMD发布HD6450是替换上一代的HD5450，但在规格上比上一代HD5450有了一定的进步。HD6450仍然采用40nm制程，支持DX11，拥有160个流处理器，比HD5450整整高出了1倍。显存部分HD6450分别采用了GDDR5和DDR3两种模式组成，其现存容量也分为512MB/64bit和1024MB/64bit两种规格，显存频率方面采用DDR3设计的显卡频率为800MHz，采用GDDR5显存设计的显存频率则为900MHz，而从发布至今位置AMD也没有公布server下的驱动程序，我们本次的目的就是为server用户使用HD6450显卡提供便捷。</text:span></text:p>
      <text:p text:style-name="P3"><text:span text:style-name="T1"><text:s text:c="7"/>通过对HD6450显卡的了解，发现在win下和linux下该显卡的驱动已经很完善，且在liunx下该显卡驱动程序可以找到源码，但win下由于商业原因无法找到源码进行对比，今后几天的工作内容也会继续查找看是否能找到win下的源码程序，以便于编写server下的源码程序做参考，同时对win下驱动的编写进行了初步的了解，了解到win下如果使用C语言进行编写驱动程序可能需要DDK软件，并找到了一个利用该软件编写驱动程序的文档，还在学习中，</text:span><text:bookmark text:name="aSC"/><text:span text:style-name="T1">同时通过查找资料了解在内核里面作为显卡驱动模型的framebuffer device，以及其下面的三个重要文件00-INDEX，&amp;#160;framebuffer.txt，internals.txt，进行对比参考，为server下驱动开发打好基础。</text:span></text:p>
      <text:p text:style-name="P3"><text:span text:style-name="T1"><text:s text:c="7"/>通过今天资料的查找和对显卡驱动程序编写的了解发现如果要完成该显卡驱动的程序编写最重要的一步是需要先学写一门用与编程的语言，这也是目前项目开发的重要前提，利用这两周调研的时间会着手了解一下C语言程序的编写，并继续查找相关资料，看能否找到一个win下该显卡的驱动源码。就目前的情况来看开发该显卡驱动难度还是比较大，所需周期可能会比较长，但天津办事处所有同仁会一起努力克服遇到的问题，争取早日完成该显卡server下驱动的研发。</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tyle:font-face style:name="微软雅黑" svg:font-family="微软雅黑"/>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9:49:14</meta:creation-date>
    <meta:document-statistic meta:table-count="0" meta:image-count="0" meta:object-count="0" meta:page-count="1" meta:paragraph-count="4" meta:word-count="67" meta:character-count="931" meta:non-whitespace-character-count="1002"/>
    <dc:date>2016-04-11T20:28:00</dc:date>
    <meta:editing-duration>PT5M55S</meta:editing-duration>
    <meta:editing-cycles>1</meta:editing-cycles>
    <meta:generator>LibreOffice/3.4$Unix LibreOffice_project/340m1$Build-502</meta:generator>
  </office:meta>
</office:document-meta>
</file>